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3ce74" officeooo:paragraph-rsid="0013ce74"/>
    </style:style>
    <style:style style:name="P2" style:family="paragraph" style:parent-style-name="Standard">
      <style:text-properties officeooo:rsid="0013ce74" officeooo:paragraph-rsid="0013ce74"/>
    </style:style>
    <style:style style:name="T1" style:family="text">
      <style:text-properties style:text-position="super 58%"/>
    </style:style>
    <style:style style:name="T2" style:family="text">
      <style:text-properties officeooo:rsid="00110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ries:</text:p>
      <text:p text:style-name="Standard"/>
      <text:p text:style-name="Standard">Find the top 3<text:span text:style-name="T1">rd</text:span> salary from employeeInfo table:</text:p>
      <text:p text:style-name="Standard">-&gt; select distinct salary from Emp order by Salary Desc Limit 2,1</text:p>
      <text:p text:style-name="Standard">-&gt; select e1.salary, count(distinct e2.salary) form employee e1 inner join employee e2 on e1.salary &lt;= e2.salary group by e1.salary having count(distinct e2.salary) = 3</text:p>
      <text:p text:style-name="Standard"/>
      <text:p text:style-name="Standard">Find nth highest salary from table without using limit keyword:</text:p>
      <text:p text:style-name="Standard">-&gt; select salary from EmpInfo where n-1 = (select count(distinct salary) from EmpInfo e2 where e2.Salary &gt; e1.Salary)</text:p>
      <text:p text:style-name="Standard"/>
      <text:p text:style-name="Standard">Find Duplicate row:</text:p>
      <text:p text:style-name="Standard">-&gt; select *, count(eid) from table group by eid haning count(eid) &gt; 1</text:p>
      <text:p text:style-name="Standard">-&gt; <text:span text:style-name="T2">select A,B from table groupby A,B Having count(id) &gt; 1</text:span></text:p>
      <text:p text:style-name="Standard"/>
      <text:p text:style-name="Standard">Even:</text:p>
      <text:p text:style-name="Standard">-&gt; select * from table where MOD(eid , 2 ) = 0</text:p>
      <text:p text:style-name="Standard"/>
      <text:p text:style-name="Standard">First and last row:</text:p>
      <text:p text:style-name="Standard">select * from table where id = (select min(id) from table)</text:p>
      <text:p text:style-name="Standard">select * from table where id = (select max(id) from table)</text:p>
      <text:p text:style-name="Standard"/>
      <text:p text:style-name="Standard">copy all rows of one table to another</text:p>
      <text:p text:style-name="Standard">select * into table from t1</text:p>
      <text:p text:style-name="Standard">create table t as select * from t2</text:p>
      <text:p text:style-name="Standard"/>
      <text:p text:style-name="Standard">List of employees working in same dept:</text:p>
      <text:p text:style-name="Standard">select dept, ename from t1 , t2 where t1.dept = t2.dept and t1.id != t2.id</text:p>
      <text:p text:style-name="Standard"/>
      <text:p text:style-name="Standard">Retrieve last 3 records:</text:p>
      <text:p text:style-name="Standard">select * from (select * from t1 order by ID desc limit 3) temp order by id asc</text:p>
      <text:p text:style-name="Standard"/>
      <text:p text:style-name="P1">Use joins instead of subQueries if possible.</text:p>
      <text:p text:style-name="P1"/>
      <text:p text:style-name="P1">nth highest salary:</text:p>
      <text:p text:style-name="P1">select e1.salary, count(distinct e2.salary) from employee e1 inner join employee e2 on e1.salary &lt;= e2.salary group by e1.salary having count(distinct e2.salary) = 3;</text:p>
      <text:p text:style-name="P1"/>
      <text:p text:style-name="P1">duplicate row:</text:p>
      <text:p text:style-name="P1">select a,b,count(1) from employee group by a,b having count(1) &gt;1;</text:p>
      <text:p text:style-name="P1"/>
      <text:p text:style-name="P1">emp working in same dept:</text:p>
      <text:p text:style-name="P1">select * from emp e1 inner join emp e2 on e1.deptId=e2.deptId and e1.id!=e2.id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06:50:34.68</meta:creation-date>
    <dc:date>2024-10-04T13:03:05.635990205</dc:date>
    <meta:editing-duration>PT52M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68" meta:character-count="1526" meta:non-whitespace-character-count="1286"/>
  </office:meta>
</office:document-meta>
</file>